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Courier New',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99.99mm"/>
    </style:style>
    <style:style style:name="co3" style:family="table-column">
      <style:table-column-properties fo:break-before="auto" style:column-width="97.68mm"/>
    </style:style>
    <style:style style:name="ro1" style:family="table-row">
      <style:table-row-properties style:row-height="4.52mm" fo:break-before="auto" style:use-optimal-row-height="true"/>
    </style:style>
    <style:style style:name="ro2" style:family="table-row">
      <style:table-row-properties style:row-height="77.54mm" fo:break-before="auto" style:use-optimal-row-height="false"/>
    </style:style>
    <style:style style:name="ro3" style:family="table-row">
      <style:table-row-properties style:row-height="40.01mm" fo:break-before="auto" style:use-optimal-row-height="true"/>
    </style:style>
    <style:style style:name="ro4" style:family="table-row">
      <style:table-row-properties style:row-height="71.6mm" fo:break-before="auto" style:use-optimal-row-height="true"/>
    </style:style>
    <style:style style:name="ro5" style:family="table-row">
      <style:table-row-properties style:row-height="47.61mm" fo:break-before="auto" style:use-optimal-row-height="true"/>
    </style:style>
    <style:style style:name="ro6" style:family="table-row">
      <style:table-row-properties style:row-height="70.77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font-name="Courier New"/>
    </style:style>
    <style:style style:name="ce3" style:family="table-cell" style:parent-style-name="Default">
      <style:table-cell-properties fo:wrap-option="wrap"/>
      <style:text-properties style:use-window-font-color="true" style:text-outline="false" style:text-line-through-style="none" style:text-line-through-type="none" style:font-name="Courier New" fo:font-size="10pt" fo:language="dsb"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font-weight="bold" fo:color="#ff3333" style:font-weight-complex="bold" style:font-weight-asian="bold"/>
    </style:style>
    <style:style style:name="T2" style:family="text">
      <style:text-properties fo:font-weight="bold" style:font-weight-asian="bold" style:font-weight-complex="bold"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text-underline-style="solid" style:text-underline-width="auto" style:text-underline-color="font-color"/>
    </style:style>
    <style:style style:name="T8" style:family="text">
      <style:text-properties fo:color="#ff3333" fo:font-weight="bold" style:font-weight-asian="bold" style:font-weight-complex="bold"/>
    </style:style>
    <style:style style:name="T9" style:family="text">
      <style:text-properties fo:font-weight="bold" style:font-weight-asian="bold" style:font-weight-complex="bold" fo:color="#ff3333" style:text-underline-style="solid" style:text-underline-width="auto" style:text-underline-color="font-color"/>
    </style:style>
    <style:style style:name="T10" style:family="text">
      <style:text-properties fo:font-weight="bold" style:font-weight-asian="bold" style:font-weight-complex="bold" fo:color="#ff3333"/>
    </style:style>
    <style:style style:name="T11" style:family="text">
      <style:text-properties fo:font-style="italic" style:font-style-asian="italic" style:font-style-complex="italic" style:font-weight-complex="bold" style:text-underline-style="solid" style:text-underline-width="auto" style:text-underline-color="font-color" style:font-weight-asian="bold" fo:font-weight="bold"/>
    </style:style>
    <style:style style:name="T12" style:family="text">
      <style:text-properties fo:font-weight="bold" style:font-weight-complex="bold" style:font-weight-asian="bold"/>
    </style:style>
  </office:automatic-styles>
  <office:body>
    <office:spreadsheet>
      <table:calculation-settings table:automatic-find-labels="false"/>
      <table:table table:name="Feuille1" table:style-name="ta1">
        <table:table-column table:style-name="co1" table:default-cell-style-name="ce1"/>
        <table:table-column table:style-name="co2" table:number-columns-repeated="2" table:default-cell-style-name="ce1"/>
        <table:table-column table:style-name="co3" table:default-cell-style-name="ce1"/>
        <table:table-column table:style-name="co1" table:number-columns-repeated="1020" table:default-cell-style-name="ce1"/>
        <table:table-row table:style-name="ro1">
          <table:table-cell office:value-type="string" calcext:value-type="string">
            <text:p>NUM DFB</text:p>
          </table:table-cell>
          <table:table-cell office:value-type="string" calcext:value-type="string">
            <text:p>TITRE</text:p>
          </table:table-cell>
          <table:table-cell office:value-type="string" calcext:value-type="string">
            <text:p>LETTRE</text:p>
          </table:table-cell>
          <table:table-cell office:value-type="string" calcext:value-type="string">
            <text:p>Commentaires</text:p>
          </table:table-cell>
          <table:table-cell table:number-columns-repeated="1020"/>
        </table:table-row>
        <table:table-row table:style-name="ro2">
          <table:table-cell office:value-type="float" office:value="0" calcext:value-type="float">
            <text:p>0</text:p>
          </table:table-cell>
          <table:table-cell office:value-type="string" calcext:value-type="string">
            <text:p>Libération anticipée des détenus terroristes et radicalisés</text:p>
          </table:table-cell>
          <table:table-cell table:style-name="ce2" office:value-type="string" calcext:value-type="string">
            <text:p>M. Ludovic Pajot attire l'attention de Mme la garde des sceaux, ministre de la justice, sur la <text:span text:style-name="T1">libération de détenus radicalisés pour raison sanitaire</text:span>. Il semblerait qu'une centaine de <text:span text:style-name="T2">détenus</text:span> ayant fait l'objet d'une <text:span text:style-name="T3">condamnation pour terrorisme</text:span> ait pu ou va pouvoir prochainement faire l'objet d'une <text:span text:style-name="T2">libération</text:span><text:span text:style-name="T3"> anticipée</text:span>. Même si les services du ministère de l'intérieur effectuent une distinction entre <text:span text:style-name="T4">terroristes</text:span> et <text:span text:style-name="T4">détenus radicalisés</text:span>, la <text:span text:style-name="T4">libération</text:span> <text:span text:style-name="T4">anticipée</text:span> de cette seconde catégorie de <text:span text:style-name="T4">détenus</text:span> présente un <text:span text:style-name="T2">risque</text:span> réel pour l'ensemble de la société compte tenu de la forte <text:span text:style-name="T3">menace</text:span> <text:span text:style-name="T4">terroriste</text:span> qui continue à peser sur la France. Il semblerait même que deux individus liés à l'attentat de Strasbourg commis en décembre 2018 aient pu bénéficier de cette <text:span text:style-name="T4">libération</text:span> conditionnelle. Même si ces <text:span text:style-name="T4">détenus</text:span> continuent de faire l'objet d'une surveillance par les services de renseignement après leur <text:span text:style-name="T5">libération</text:span> <text:span text:style-name="T4">anticipée</text:span>, il est possible de s'interroger d'une part sur les difficultés de mise en œuvre d'une telle surveillance en période épidémique et d'autre part sur le <text:span text:style-name="T2">risque</text:span> d'un nouveau <text:span text:style-name="T3">passage à l'acte</text:span> de ces individus <text:span text:style-name="T4">radicalisés</text:span>. Il lui demande de bien vouloir lui <text:span text:style-name="T6">apporter des précisions sur le nombre exact de </text:span><text:span text:style-name="T7">libérations</text:span><text:span text:style-name="T6"> </text:span><text:span text:style-name="T7">anticipées</text:span> concernant des <text:span text:style-name="T4">détenus</text:span> <text:span text:style-name="T4">radicalisés</text:span> et <text:span text:style-name="T4">condamnés</text:span> pour <text:span text:style-name="T4">terrorisme</text:span>, ainsi que de lui <text:span text:style-name="T6">confirmer</text:span> qu'il sera <text:span text:style-name="T6">mis un terme dans les plus brefs délais à cette politique</text:span> de <text:span text:style-name="T4">libération</text:span> <text:span text:style-name="T4">anticipée</text:span> qui fait peser un <text:span text:style-name="T4">risque</text:span> majeur sur la <text:span text:style-name="T3">sécurité</text:span> des Français.</text:p>
          </table:table-cell>
          <table:table-cell office:value-type="string" calcext:value-type="string">
            <text:p>- Sujet dans les premiers mots</text:p>
            <text:p>- Mots omportants bcp utilisés</text:p>
            <text:p>- Sens des phrases peu utile et difficile à sistringuer, à la fin</text:p>
          </table:table-cell>
          <table:table-cell table:number-columns-repeated="1020"/>
        </table:table-row>
        <table:table-row table:style-name="ro3">
          <table:table-cell office:value-type="float" office:value="1" calcext:value-type="float">
            <text:p>1</text:p>
          </table:table-cell>
          <table:table-cell office:value-type="string" calcext:value-type="string">
            <text:p>Précision sur les 80 km/h</text:p>
          </table:table-cell>
          <table:table-cell table:style-name="ce3" office:value-type="string" calcext:value-type="string">
            <text:p>M. Bertrand Sorre attire l'attention de M. le ministre d'État, ministre de l'intérieur, sur la <text:span text:style-name="T8">décision prise de réduire la vitesse maximale autorisée à 80 km/h</text:span>, à compter du 1er juillet 2018, sur les routes à double sens sans séparateur central (limitée actuellement à 90 km/h). Cette disposition permettra de <text:span text:style-name="T3">sauver</text:span> entre 300 et 400 <text:span text:style-name="T3">vies</text:span> par an selon le comité des experts du conseil national de la sécurité routière dans son rapport du 29 novembre 2013. Fréquemment questionné à ce sujet dans la circonscription de La Manche dont il est l'élu, il <text:span text:style-name="T6">aimerait savoir si cette décision implique également des modifications sur les vitesses actuellement autorisées pour les professionnels de la route (transport routier, autobus) ou pour les apprentis conducteurs d'un véhicule léger, titulaires d'un permis depuis de moins de 2 ans</text:span>.</text:p>
          </table:table-cell>
          <table:table-cell office:value-type="string" calcext:value-type="string">
            <text:p>- Sujet au début</text:p>
            <text:p>- Pose une question précise à la fin</text:p>
            <text:p>- Mots importants n‘apparaissent qu‘une fois</text:p>
          </table:table-cell>
          <table:table-cell table:number-columns-repeated="1020"/>
        </table:table-row>
        <table:table-row table:style-name="ro4">
          <table:table-cell office:value-type="float" office:value="5" calcext:value-type="float">
            <text:p>5</text:p>
          </table:table-cell>
          <table:table-cell office:value-type="string" calcext:value-type="string">
            <text:p>Conditions de travail des pompiers professionnels et volontaires</text:p>
          </table:table-cell>
          <table:table-cell table:style-name="ce3" office:value-type="string" calcext:value-type="string">
            <text:p>M. Alexis Corbière alerte M. le ministre de l'intérieur sur la <text:span text:style-name="T9">dégradation</text:span><text:span text:style-name="T10"> des </text:span><text:span text:style-name="T9">conditions</text:span><text:span text:style-name="T10"> de </text:span><text:span text:style-name="T9">travail</text:span><text:span text:style-name="T10"> des pompiers professionnels et volontaires</text:span>. Sept <text:span text:style-name="T3">syndicats</text:span> de la profession ont déposé un <text:span text:style-name="T3">préavis de grève</text:span> valant du 26 juin au 31 août 2019. Tous dénoncent les <text:span text:style-name="T3">atteintes</text:span> portées au <text:span text:style-name="T3">système de secours</text:span> français, entraînant des <text:span text:style-name="T3">difficultés croissantes</text:span> pour répondre aux besoins de la population. La <text:span text:style-name="T3">baisse des moyens</text:span> alloués aux collectivités locales qui financent les services départementaux d'incendie et de secours (SDIS), la d<text:span text:style-name="T3">ésertification médicale</text:span> et la <text:span text:style-name="T3">fermeture de nombreux services hospitaliers</text:span> participent de cette <text:span text:style-name="T4">dégradation</text:span> des <text:span text:style-name="T4">conditions</text:span> de <text:span text:style-name="T4">travail</text:span> et d'intervention des sapeurs-pompiers. Lorsque le SAMU n'est plus en mesure de diligenter un médecin au domicile d'une personne malade, ce sont bien souvent les pompiers qui doivent intervenir. Pourtant, la <text:span text:style-name="T6">prise en charge de pathologies médicales n'est pas leur mission première</text:span>. Cela <text:span text:style-name="T3">surcharge</text:span> leur <text:span text:style-name="T4">travail</text:span> et les amène à écarter parfois d'autres interventions, sur lesquelles leurs compétences particulières auraient pourtant été plus utiles. Le <text:span text:style-name="T3">malaise</text:span> exprimé par les sapeurs-<text:span text:style-name="T4">pompiers</text:span> est la résultante de plusieurs décisions gouvernementales qui <text:span text:style-name="T3">mettent en tension</text:span> de nombreux secteurs pourtant <text:span text:style-name="T3">vitaux</text:span> à la société. Preuve en est chez les <text:span text:style-name="T3">urgentistes</text:span>, eux aussi en <text:span text:style-name="T4">grève</text:span>. Il lui demande donc ce qu'il compte faire pour que le système de secours et de soins français soit renforcé afin que les <text:span text:style-name="T4">conditions</text:span> de <text:span text:style-name="T4">travail</text:span> y soient meilleures et que les agents concernés puissent <text:span text:style-name="T6">mieux répondre aux besoins</text:span> de la population.</text:p>
          </table:table-cell>
          <table:table-cell office:value-type="string" calcext:value-type="string">
            <text:p>- Sujet première phrase</text:p>
            <text:p>- Mots importants un peu répétés, mas pas tous</text:p>
            <text:p>- Demande peu importante</text:p>
            <text:p>- Événement précis </text:p>
          </table:table-cell>
          <table:table-cell table:number-columns-repeated="1020"/>
        </table:table-row>
        <table:table-row table:style-name="ro5">
          <table:table-cell office:value-type="float" office:value="6" calcext:value-type="float">
            <text:p>6</text:p>
          </table:table-cell>
          <table:table-cell office:value-type="string" calcext:value-type="string">
            <text:p>Coût fiscal des indemnisations versées par les assurances en cas de dommages</text:p>
          </table:table-cell>
          <table:table-cell table:style-name="ce3" office:value-type="string" calcext:value-type="string">
            <text:p>M. Michel Zumkeller attire l'attention de M. le ministre de l<text:span text:style-name="T10">'action et des comptes publics sur le coût fiscal des indemnisations versées par les assurances à une entreprise, destinées à couvrir les dommages subis par celle-ci</text:span>. En effet, dans certaines situations, ces <text:span text:style-name="T4">indemnités</text:span> peuvent être assimilées à des <text:span text:style-name="T3">plus-values de cession</text:span> par l'administration <text:span text:style-name="T4">fiscale</text:span>. Ceci a pour effet d'<text:span text:style-name="T3">augmenter sensiblement l'imposition de l'entreprise</text:span> qui n'a pourtant pas choisie d'être sinistrée et qui doit faire face à de <text:span text:style-name="T3">nombreuses</text:span> <text:span text:style-name="T3">difficultés</text:span> pour rétablir son activité. La <text:span text:style-name="T3">hausse d'impôts</text:span> résultant du versement des <text:span text:style-name="T4">indemnités</text:span> assurantielles est ainsi particulièrement <text:span text:style-name="T3">mal vécue</text:span> par les dirigeants d'entreprise qui en bénéficient et peut parfois mettre à <text:span text:style-name="T4">mal</text:span> la survie de ces structures. <text:span text:style-name="T6">Il lui demande s'il envisage de modifier ou supprimer le régime fiscal encadrant la perception des indemnités d'assurance par une entreprise.</text:span></text:p>
          </table:table-cell>
          <table:table-cell office:value-type="string" calcext:value-type="string">
            <text:p>- Sujet première phrase mais compliqué</text:p>
            <text:p>- Demande bidon</text:p>
            <text:p>- Pas d‘événement</text:p>
          </table:table-cell>
          <table:table-cell table:number-columns-repeated="1020"/>
        </table:table-row>
        <table:table-row table:style-name="ro6">
          <table:table-cell office:value-type="float" office:value="7" calcext:value-type="float">
            <text:p>7</text:p>
          </table:table-cell>
          <table:table-cell office:value-type="string" calcext:value-type="string">
            <text:p>Forfait post-stationnement et loueurs courte durée'</text:p>
          </table:table-cell>
          <table:table-cell table:style-name="ce2" office:value-type="string" calcext:value-type="string">
            <text:p>Mme Barbara Pompili appelle l'attention de M. le ministre d'État, ministre de l'intérieur, sur la mise en œuvre du <text:span text:style-name="T8">forfait post-stationnement (FPS) et son impact sur les loueurs courte durée de véhicules</text:span>. En effet, auparavant, les loueurs avaient la possibilité, en cas d'amende de <text:span text:style-name="T4">stationnement</text:span>, de désigner le <text:span text:style-name="T4">locataire</text:span> responsable. Désormais, les loueurs doivent s'acquitter du FPS puis se retourner ensuite contre le <text:span text:style-name="T4">locataire</text:span> pour recouvrir la somme. Cette situation pose plusieurs <text:span text:style-name="T3">difficultés</text:span>\xa0: d'une part, il peut parfois se <text:span text:style-name="T6">révéler </text:span><text:span text:style-name="T11">difficile</text:span><text:span text:style-name="T6"> d'obtenir un remboursement de la part du </text:span><text:span text:style-name="T7">locataire</text:span><text:span text:style-name="T6"> responsable</text:span>, notamment si le délai d'autorisation de prélèvement sur son compte est dépassé. Les impayés générés peuvent ainsi considérablement <text:span text:style-name="T3">grever</text:span> les <text:span text:style-name="T3">finances</text:span> de ces <text:span text:style-name="T12">entreprises</text:span>\xa0; d'autre part, l'arrivée au cas par cas des <text:span text:style-name="T2">FPS</text:span> et les démarches qui y sont liées <text:span text:style-name="T6">représentent une charge de travail importante pour les </text:span><text:span text:style-name="T7">entreprises</text:span> concernées\xa0; enfin, le paiement par le loueur <text:span text:style-name="T3">prive</text:span> de fait le locataire de son <text:span text:style-name="T3">droit</text:span> à <text:span text:style-name="T3">contester</text:span> le <text:span text:style-name="T4">FPS</text:span>. Il n'est pas non plus possible pour le loueur de transmettre le <text:span text:style-name="T4">FPS</text:span> au client, pour des questions de gestion et de responsabilité de l'entreprise en cas de non-paiement. Face à ce constat, elle l'<text:span text:style-name="T6">interroge donc sur les dispositions qu'il serait à même de prendre afin de répondre aux préoccupations du secteur de la location courte durée, et notamment pour permettre à nouveau la désignation du locataire responsable</text:span>.</text:p>
          </table:table-cell>
          <table:table-cell office:value-type="string" calcext:value-type="string">
            <text:p>- Sujet ok</text:p>
            <text:p>- Phrases lexicalement variées</text:p>
            <text:p>- Demande bidon</text:p>
            <text:p>- Sentiment clair sur la loi</text:p>
            <text:p>- Arguments complexes</text:p>
          </table:table-cell>
          <table:table-cell table:number-columns-repeated="1020"/>
        </table:table-row>
        <table:table-row table:style-name="ro1">
          <table:table-cell table:number-columns-repeated="2"/>
          <table:table-cell table:style-name="ce2"/>
          <table:table-cell table:number-columns-repeated="1021"/>
        </table:table-row>
        <table:table-row table:style-name="ro1">
          <table:table-cell office:value-type="float" office:value="0" calcext:value-type="float">
            <text:p>0</text:p>
          </table:table-cell>
          <table:table-cell/>
          <table:table-cell table:style-name="ce2"/>
          <table:table-cell table:number-columns-repeated="1021"/>
        </table:table-row>
        <table:table-row table:style-name="ro1" table:number-rows-repeated="96">
          <table:table-cell table:number-columns-repeated="2"/>
          <table:table-cell table:style-name="ce2"/>
          <table:table-cell table:number-columns-repeated="1021"/>
        </table:table-row>
        <table:table-row table:style-name="ro1" table:number-rows-repeated="104847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Courier New', 'Nimbus Mono L', 'DejaVu Sans Mono', Couri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dsb"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6-17">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09:50:54.914622679</meta:creation-date>
    <dc:date>2020-06-17T12:00:35.605995090</dc:date>
    <meta:editing-duration>PT1H25M57S</meta:editing-duration>
    <meta:editing-cycles>1</meta:editing-cycles>
    <meta:document-statistic meta:table-count="1" meta:cell-count="25" meta:object-count="0"/>
    <meta:generator>LibreOffice/5.1.6.2$Linux_X86_64 LibreOffice_project/10m0$Build-2</meta:generator>
  </office:meta>
</office:document-meta>
</file>